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7A6000035F4CE1A79C1.svm"/>
  <manifest:file-entry manifest:media-type="" manifest:full-path="Pictures/2000000700003F5C00001E2F1E68B802.svm"/>
  <manifest:file-entry manifest:media-type="" manifest:full-path="Pictures/200000070000220200003C779C4AF3FC.svm"/>
  <manifest:file-entry manifest:media-type="" manifest:full-path="Pictures/200000070000410300003C4251BBC70E.svm"/>
  <manifest:file-entry manifest:media-type="" manifest:full-path="Pictures/2000000700005AA500002A2C9CE3665E.svm"/>
  <manifest:file-entry manifest:media-type="" manifest:full-path="Pictures/200000070000445200003AD09FC0BE83.svm"/>
  <manifest:file-entry manifest:media-type="" manifest:full-path="Pictures/2000000700002FA6000020F99D3A24F3.svm"/>
  <manifest:file-entry manifest:media-type="" manifest:full-path="Pictures/20000007000053ED00003482F57C534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'Helvetica Neue', Helvetica, Arial, sans-serif"/>
    <style:font-face style:name="Open Sans" svg:font-family="'Open Sans', 'Lucida Sans', sans-serif"/>
    <style:font-face style:name="Raleway" svg:font-family="Raleway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span text:style-name="T2">Scalability:</text:span><text:span text:style-name="T1"> Scalable software typically refers to business applications that can adapt to support an increasing amount of data or a growing number of users. It can be achieved by two ways </text:span></text:p>
      <text:list xml:id="list6188710177275885606" text:style-name="L1">
        <text:list-item>
          <text:p text:style-name="P2"><draw:frame draw:style-name="fr1" draw:name="graphics1" text:anchor-type="paragraph" svg:x="1.0618in" svg:y="0.4165in" svg:width="4.802in" svg:height="3.3228in" draw:z-index="0"><draw:image xlink:href="Pictures/2000000700002FA6000020F99D3A24F3.svm" xlink:type="simple" xlink:show="embed" xlink:actuate="onLoad"/></draw:frame><text:span text:style-name="T1">Horizontal scaling means that you scale by adding more machines into your pool of resources.</text:span></text:p>
        </text:list-item>
      </text:list>
      <text:p text:style-name="Standard"><text:span text:style-name="T1"/></text:p>
      <text:list xml:id="list38201482" text:continue-numbering="true" text:style-name="L1">
        <text:list-item>
          <text:p text:style-name="P2"><text:span text:style-name="T1"><text:s/>Vertical scaling means that you scale by adding more power (CPU, RAM) to an existing machine.</text:span></text:p>
        </text:list-item>
      </text:list>
      <text:p text:style-name="Standard"><text:span text:style-name="T1"/></text:p>
      <text:p text:style-name="P3"><text:span text:style-name="T1"><text:s/></text:span></text:p>
      <text:p text:style-name="P3"><text:span text:style-name="T1"/></text:p>
      <text:p text:style-name="P5"><text:span text:style-name="T1">Availability:</text:span><text:span text:style-name="T3"> Availability is the ratio of time a system or component is functional to the total time it is required or expected to function. This can be expressed as a direct proportion (for example, 9/10 or 0.9) or as a percentage (for example, 90%). </text:span></text:p>
      <text:p text:style-name="P3"><draw:frame draw:style-name="fr2" draw:name="graphics2" text:anchor-type="paragraph" svg:width="6.9252in" svg:height="4.3327in" draw:z-index="1"><draw:image xlink:href="Pictures/20000007000053ED00003482F57C5346.svm" xlink:type="simple" xlink:show="embed" xlink:actuate="onLoad"/></draw:frame><text:span text:style-name="T3"/></text:p>
      <text:p text:style-name="P5"><text:span text:style-name="T1">Maintainability: </text:span><text:span text:style-name="T3">Maintainability is itself a measure of the ease to modify code, higher maintainability means less time to make a change. Coding standards are a way to achieve high maintainability and are developed as a result of previous experiences, they aren't universal and are dependent on developer preferences.</text:span></text:p>
      <text:p text:style-name="P3"><draw:frame draw:style-name="fr1" draw:name="graphics3" text:anchor-type="paragraph" svg:x="0.2591in" svg:y="0.1709in" svg:width="6.3862in" svg:height="3.0425in" draw:z-index="2"><draw:image xlink:href="Pictures/2000000700003F5C00001E2F1E68B802.svm" xlink:type="simple" xlink:show="embed" xlink:actuate="onLoad"/></draw:frame><text:span text:style-name="T3"/></text:p>
      <text:p text:style-name="P5"><text:span text:style-name="T1">Software Reliability:</text:span><text:span text:style-name="T3"> Software Reliability is the probability of failure-free software operation for a specified period of time in a specified environment. Software Reliability is also an important factor affecting system reliability.</text:span></text:p>
      <text:p text:style-name="P3"><text:span text:style-name="T3"/></text:p>
      <text:p text:style-name="P3"><text:span text:style-name="T3"/></text:p>
      <text:p text:style-name="P3"><text:span text:style-name="T3"/></text:p>
      <text:list xml:id="list5239438129280987301" text:style-name="L2">
        <text:list-item>
          <text:p text:style-name="P4"><text:span text:style-name="T3">a.</text:span></text:p>
        </text:list-item>
      </text:list>
      <text:p text:style-name="P3"><draw:frame draw:style-name="fr3" draw:name="graphics4" text:anchor-type="paragraph" svg:width="6.6752in" svg:height="4.1083in" draw:z-index="3"><draw:image xlink:href="Pictures/20000007000057A6000035F4CE1A79C1.svm" xlink:type="simple" xlink:show="embed" xlink:actuate="onLoad"/></draw:frame><text:span text:style-name="T3"/></text:p>
      <text:p text:style-name="P5"><text:span text:style-name="T3"/></text:p>
      <text:p text:style-name="P3"><text:span text:style-name="T3">2.b.</text:span></text:p>
      <text:p text:style-name="P3"><draw:frame draw:style-name="fr3" draw:name="graphics5" text:anchor-type="paragraph" svg:width="6.552in" svg:height="6.0728in" draw:z-index="4"><draw:image xlink:href="Pictures/200000070000410300003C4251BBC70E.svm" xlink:type="simple" xlink:show="embed" xlink:actuate="onLoad"/></draw:frame><text:span text:style-name="T3"/></text:p>
      <text:p text:style-name="P5"><text:span text:style-name="T3">2.c.</text:span></text:p>
      <text:p text:style-name="P3"><draw:frame draw:style-name="fr3" draw:name="graphics6" text:anchor-type="paragraph" svg:width="3.428in" svg:height="6.0937in" draw:z-index="5"><draw:image xlink:href="Pictures/200000070000220200003C779C4AF3FC.svm" xlink:type="simple" xlink:show="embed" xlink:actuate="onLoad"/></draw:frame><text:span text:style-name="T3"/></text:p>
      <text:p text:style-name="P5"><draw:frame draw:style-name="fr3" draw:name="graphics7" text:anchor-type="paragraph" svg:width="6.8862in" svg:height="5.928in" draw:z-index="6"><draw:image xlink:href="Pictures/200000070000445200003AD09FC0BE83.svm" xlink:type="simple" xlink:show="embed" xlink:actuate="onLoad"/></draw:frame><text:span text:style-name="T3"/></text:p>
      <text:p text:style-name="P5"><text:span text:style-name="T3">2.d</text:span></text:p>
      <text:p text:style-name="P3"><draw:frame draw:style-name="fr2" draw:name="graphics8" text:anchor-type="paragraph" svg:width="6.9252in" svg:height="3.2217in" draw:z-index="7"><draw:image xlink:href="Pictures/2000000700005AA500002A2C9CE3665E.svm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'Helvetica Neue', Helvetica, Arial, sans-serif"/>
    <style:font-face style:name="Open Sans" svg:font-family="'Open Sans', 'Lucida Sans', sans-serif"/>
    <style:font-face style:name="Raleway" svg:font-family="Raleway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6-26T18:00:12.06</dc:date>
    <dc:creator>Syed Quamruzzaman</dc:creator>
    <meta:generator>OpenOffice/4.1.5$Win32 OpenOffice.org_project/415m1$Build-9789</meta:generator>
    <meta:editing-duration>P1DT17H13M21S</meta:editing-duration>
    <meta:editing-cycles>4</meta:editing-cycles>
    <meta:document-statistic meta:table-count="0" meta:image-count="8" meta:object-count="0" meta:page-count="8" meta:paragraph-count="11" meta:word-count="192" meta:character-count="1200"/>
  </office:meta>
</office:document-meta>
</file>